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c81" officeooo:paragraph-rsid="00116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/</text:p>
      <text:p text:style-name="P1"/>
      <text:p text:style-name="P1">ip: <text:s text:c="9"/>11000001.10001111.00101001.00111100 = 193.143.45.60/27</text:p>
      <text:p text:style-name="P1">mascara: 11111111.11111111.11111111.11100000 = 255.255.255.224</text:p>
      <text:p text:style-name="P1">direccion red: 11000001.10001111.00101001.00100000 = 193.143.45.32</text:p>
      <text:p text:style-name="P1">broadcast: <text:s/>11000001.10001111.00101001.00111111 = 193.143.45.63</text:p>
      <text:p text:style-name="P1"/>
      <text:p text:style-name="P1">2⁵ = 32 Direcciones – 2 = Hosts disponibles</text:p>
      <text:p text:style-name="P1"/>
      <text:p text:style-name="P1">1.2/</text:p>
      <text:p text:style-name="P1"/>
      <text:p text:style-name="P1">ip: 10000100.00000010.00110110.01111011 = 132.2.54.123/23</text:p>
      <text:p text:style-name="P1">mascara: 11111111.11111111.11111110.00000000 = 255.255.254.0</text:p>
      <text:p text:style-name="P1">direccion red: 10000100.00000010.00110110.00000000 = 132.2.54.0</text:p>
      <text:p text:style-name="P1">broadcast: 10000100.00000010.00110111.11111111=132.2.55.255</text:p>
      <text:p text:style-name="P1"/>
      <text:p text:style-name="P1">2⁹ = 512 Direcciones – 2 = 510 Hosts disponibles</text:p>
      <text:p text:style-name="P1"/>
      <text:p text:style-name="P1">1.3/</text:p>
      <text:p text:style-name="P1"/>
      <text:p text:style-name="P1">ip: 10011101.000010101.01000001.00111000 = 157.21.65.56/18</text:p>
      <text:p text:style-name="P1">mascara: 11111111.11111111.11000000.00000000 = 255.255.192.0</text:p>
      <text:p text:style-name="P1">direccion red: 10011101.000010101.01000000.00000000 = 157.21.64.0</text:p>
      <text:p text:style-name="P1">broadcast: 10011101.000010101.01111111.11111111 = 157.21.127.255</text:p>
      <text:p text:style-name="P1"/>
      <text:p text:style-name="P1">2^14 = <text:s/>16384 Direcciones – 2 = 16382 Hosts disponibles</text:p>
      <text:p text:style-name="P1"/>
      <text:p text:style-name="P1">1.4/</text:p>
      <text:p text:style-name="P1"/>
      <text:p text:style-name="P1">ip: 01111111.00101010.10100101.01001001 = 127.42.165.73/12</text:p>
      <text:p text:style-name="P1">mascara: 11111111.11110000.00000000.00000000 = 255.240.0.0</text:p>
      <text:p text:style-name="P1">direccion red: <text:s/>01111111.00100000.00000000.00000000 = 127.16.0.0</text:p>
      <text:p text:style-name="P1">broadcast: <text:s/>01111111.00101111.11111111.11111111 = 127.47.255.255</text:p>
      <text:p text:style-name="P1"/>
      <text:p text:style-name="P1">2^20 = 1048576 Direcciones -2 = 1048574 Hosts disponibles</text:p>
      <text:p text:style-name="P1"/>
      <text:p text:style-name="P1">2/</text:p>
      <text:p text:style-name="P1"/>
      <text:p text:style-name="P1">ip: 11000000.00010101.00100010.0 = 192.21.34.0/24</text:p>
      <text:p text:style-name="P1">mascara: 11111111.11111111.11111111.11000000 = 255.255.255.192</text:p>
      <text:p text:style-name="P1">direccion red: <text:s/>11000000.00010101.00100010.0 = 192.21.34.0</text:p>
      <text:p text:style-name="P1">broadcast: <text:s/>11000000.00010101.00100010.00111111 = 192.21.34.63</text:p>
      <text:p text:style-name="P1"/>
      <text:p text:style-name="P1">0-63</text:p>
      <text:p text:style-name="P1">64-127</text:p>
      <text:p text:style-name="P1">128-191</text:p>
      <text:p text:style-name="P1">192-255</text:p>
      <text:p text:style-name="P1"/>
      <text:p text:style-name="P1">2⁶ = <text:s/>64 Direcciones – 2 = 62 Host disponibles</text:p>
      <text:p text:style-name="P1"/>
      <text:p text:style-name="P1"/>
      <text:p text:style-name="P1"/>
      <text:p text:style-name="P1"><text:soft-page-break/></text:p>
      <text:p text:style-name="P1">3/ </text:p>
      <text:p text:style-name="P1"/>
      <text:p text:style-name="P1">3.1/<text:tab/>2001:0db8:85a3:0000:0000:8a2e:0370:7334<text:line-break/><text:tab/>2001:db8:85a3::8a2e:370:7334</text:p>
      <text:p text:style-name="P1">3.2/<text:tab/>fe80:0000:0000:0000:51c0:81d2:0000:311c</text:p>
      <text:p text:style-name="P1"><text:tab/>fe80::51c0:81d2:0:311c</text:p>
      <text:p text:style-name="P1">3.3/<text:tab/>2607:f8b0:4009:0815:0000:0000:0000:200e</text:p>
      <text:p text:style-name="P1"><text:tab/>2607:f8b0:4009:0815::200e</text:p>
      <text:p text:style-name="P1">3.4/<text:tab/>2001:0db8:0000:0001:0001:0001:0001:0001</text:p>
      <text:p text:style-name="P1"><text:tab/>2001:db8::1:1:1:1: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9:54:18.565000000</meta:creation-date>
    <dc:date>2023-05-15T21:21:48.740000000</dc:date>
    <meta:editing-duration>PT1H27M30S</meta:editing-duration>
    <meta:editing-cycles>1</meta:editing-cycles>
    <meta:document-statistic meta:table-count="0" meta:image-count="0" meta:object-count="0" meta:page-count="2" meta:paragraph-count="42" meta:word-count="152" meta:character-count="1788" meta:non-whitespace-character-count="1656"/>
    <meta:generator>LibreOffice/7.4.2.3$Windows_X86_64 LibreOffice_project/382eef1f22670f7f4118c8c2dd222ec7ad009daf</meta:generator>
  </office:meta>
</office:document-meta>
</file>